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6000001903830D978F5661E6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58cm, 0.941cm, 0.587cm, 0.698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9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8pt" style:font-size-complex="18pt"/>
    </style:style>
    <style:style style:name="P4" style:family="paragraph">
      <loext:graphic-properties draw:fill="none" draw:fill-color="#ffffff"/>
      <style:text-properties fo:font-size="15pt" style:font-size-asian="18pt" style:font-size-complex="18pt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2.6cm" svg:x="6.9cm" svg:y="3.6cm">
          <draw:text-box>
            <text:p>Electron Recoil</text:p>
          </draw:text-box>
        </draw:frame>
        <draw:frame draw:style-name="gr2" draw:text-style-name="P2" draw:layer="layout" svg:width="11.699cm" svg:height="7.599cm" svg:x="0.1cm" svg:y="0.101cm">
          <draw:image xlink:href="Pictures/1000000000000246000001903830D978F5661E65.png" xlink:type="simple" xlink:show="embed" xlink:actuate="onLoad">
            <text:p/>
          </draw:image>
        </draw:frame>
        <draw:frame draw:style-name="gr3" draw:text-style-name="P4" draw:layer="layout" svg:width="4.5cm" svg:height="1.445cm" svg:x="6.2cm" svg:y="2.955cm">
          <draw:text-box>
            <text:p text:style-name="P3"><text:span text:style-name="T1">Electron Reco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bbs</meta:initial-creator>
    <meta:creation-date>2016-02-21T21:26:24.336944681</meta:creation-date>
    <dc:date>2016-02-21T21:35:41.552446830</dc:date>
    <dc:creator>Simon Hobbs</dc:creator>
    <meta:editing-duration>PT9M15S</meta:editing-duration>
    <meta:editing-cycles>4</meta:editing-cycles>
    <meta:generator>LibreOffice/5.0.3.2$Linux_X86_64 LibreOffice_project/00m0$Build-2</meta:generator>
    <meta:document-statistic meta:object-count="3"/>
  </office:meta>
</office:document-meta>
</file>